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632" officeooo:paragraph-rsid="001d6632"/>
    </style:style>
    <style:style style:name="P2" style:family="paragraph" style:parent-style-name="Standard">
      <style:text-properties fo:font-size="14pt" officeooo:rsid="001d6632" officeooo:paragraph-rsid="001d6632" style:font-size-asian="14pt" style:font-size-complex="14pt"/>
    </style:style>
    <style:style style:name="P3" style:family="paragraph" style:parent-style-name="Standard">
      <style:text-properties officeooo:rsid="001dc8b4" officeooo:paragraph-rsid="001dc8b4"/>
    </style:style>
    <style:style style:name="P4" style:family="paragraph" style:parent-style-name="Standard">
      <style:paragraph-properties fo:text-align="center" style:justify-single-word="false"/>
      <style:text-properties fo:font-size="13pt" officeooo:rsid="001dc8b4" officeooo:paragraph-rsid="001dc8b4" style:font-size-asian="13pt" style:font-size-complex="13pt"/>
    </style:style>
    <style:style style:name="T1" style:family="text">
      <style:text-properties fo:color="#dcdcaa"/>
    </style:style>
    <style:style style:name="T2" style:family="text">
      <style:text-properties fo:color="#dcdcaa" style:font-name="Consolas" fo:font-size="10.5pt" fo:font-weight="normal"/>
    </style:style>
    <style:style style:name="T3" style:family="text">
      <style:text-properties fo:color="#ce9178"/>
    </style:style>
    <style:style style:name="T4" style:family="text">
      <style:text-properties fo:color="#ce9178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officeooo:rsid="001e5f6f"/>
    </style:style>
    <style:style style:name="T7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: Back-end Node JS</text:p>
      <text:p text:style-name="P2">Aluno: Douglas de Barros Lemes.</text:p>
      <text:p text:style-name="P2">Professor: Vinicius Oliveira.</text:p>
      <text:p text:style-name="P1"/>
      <text:p text:style-name="P4"/>
      <text:p text:style-name="P4"/>
      <text:p text:style-name="P4">Atividade <text:span text:style-name="T6">3 – Rastreador de atividades 2.0</text:span></text:p>
      <text:p text:style-name="P4"/>
      <text:p text:style-name="P4"/>
      <text:p text:style-name="P4"/>
      <text:p text:style-name="P3"/>
      <text:p text:style-name="Standard">let passos = {</text:p>
      <text:p text:style-name="Standard">    passo1: 'Levantar',</text:p>
      <text:p text:style-name="Standard">    hora1: '05:00',</text:p>
      <text:p text:style-name="Standard">    passo2: 'Lavar o rosto',</text:p>
      <text:p text:style-name="Standard">    hora2: '05:05',</text:p>
      <text:p text:style-name="Standard">    passo3: 'Escovar os dentes',</text:p>
      <text:p text:style-name="Standard">    hora3: '05:10',</text:p>
      <text:p text:style-name="Standard">    passo4: 'Oração',</text:p>
      <text:p text:style-name="Standard">    hora4: '05:20',</text:p>
      <text:p text:style-name="Standard">    passo5: 'Café',</text:p>
      <text:p text:style-name="Standard">    hora5: '05:30'</text:p>
      <text:p text:style-name="Standard">}</text:p>
      <text:p text:style-name="Standard"/>
      <text:p text:style-name="Standard">console.log(`O primeiro passo do dia foi ${passos.passo1} às ${passos.hora1}hs.`)</text:p>
      <text:p text:style-name="Standard">console.log(`O segundo passo do dia foi ${passos.passo2} às ${passos.hora2}hs.`)</text:p>
      <text:p text:style-name="Standard">console.log(`O terceiro passo do dia foi ${passos.passo3} às ${passos.hora3}hs.`)</text:p>
      <text:p text:style-name="Standard">console.log(`O quarto passo do dia foi ${passos.passo4} às ${passos.hora4}hs.`)</text:p>
      <text:p text:style-name="Standard">console.log(`O quinto passo do dia foi ${passos.passo5} às ${passos.hora5}hs.`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6T10:07:00.894743842</meta:creation-date>
    <meta:print-date>2025-08-06T10:12:51.129077198</meta:print-date>
    <meta:printed-by>Arquivos PDF</meta:printed-by>
    <dc:date>2025-08-21T14:45:04.795000000</dc:date>
    <meta:editing-duration>PT9M38S</meta:editing-duration>
    <meta:editing-cycles>4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21" meta:word-count="92" meta:character-count="757" meta:non-whitespace-character-count="645"/>
  </office:meta>
</office:document-meta>
</file>